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fb2d"/>
    </style:style>
    <style:style style:name="P2" style:family="paragraph" style:parent-style-name="Standard">
      <style:text-properties style:text-line-through-style="solid" style:text-line-through-type="single" officeooo:paragraph-rsid="0010fb2d"/>
    </style:style>
    <style:style style:name="P3" style:family="paragraph" style:parent-style-name="Standard">
      <style:text-properties style:text-line-through-style="solid" style:text-line-through-type="single" officeooo:paragraph-rsid="0012f933"/>
    </style:style>
    <style:style style:name="P4" style:family="paragraph" style:parent-style-name="Standard">
      <style:text-properties style:text-line-through-style="solid" style:text-line-through-type="single" fo:font-size="12pt" officeooo:paragraph-rsid="0012f933" style:font-size-asian="10.5pt" style:font-size-complex="12pt"/>
    </style:style>
    <style:style style:name="P5" style:family="paragraph" style:parent-style-name="Standard">
      <style:text-properties style:text-line-through-style="solid" style:text-line-through-type="single" fo:font-size="12pt" officeooo:rsid="0013d889" officeooo:paragraph-rsid="0013d889" style:font-size-asian="10.5pt" style:font-size-complex="12pt"/>
    </style:style>
    <style:style style:name="P6" style:family="paragraph" style:parent-style-name="Text_20_body">
      <style:paragraph-properties fo:break-before="page"/>
      <style:text-properties fo:font-variant="normal" fo:text-transform="none" fo:color="#000000" style:text-line-through-style="solid" style:text-line-through-type="single" style:font-name="Helvetica Neue" fo:font-size="12pt" fo:letter-spacing="normal" fo:font-style="normal" fo:font-weight="normal" officeooo:paragraph-rsid="0012f933" style:font-size-asian="10.5pt" style:font-size-complex="12pt"/>
    </style:style>
    <style:style style:name="P7" style:family="paragraph" style:parent-style-name="Standard">
      <style:text-properties style:font-name="sans-serif" fo:font-size="12pt"/>
    </style:style>
    <style:style style:name="P8" style:family="paragraph" style:parent-style-name="Standard">
      <style:text-properties style:font-name="sans-serif" fo:font-size="12pt" officeooo:rsid="0010fb2d"/>
    </style:style>
    <style:style style:name="P9" style:family="paragraph" style:parent-style-name="Standard">
      <style:text-properties style:font-name="sans-serif" fo:font-size="12pt" officeooo:rsid="0010fb2d" officeooo:paragraph-rsid="0010fb2d"/>
    </style:style>
    <style:style style:name="P10" style:family="paragraph" style:parent-style-name="Standard">
      <style:text-properties style:font-name="sans-serif" fo:font-size="12pt" officeooo:rsid="0015d537" officeooo:paragraph-rsid="0015d537"/>
    </style:style>
    <style:style style:name="P11" style:family="paragraph" style:parent-style-name="Standard">
      <style:text-properties style:text-line-through-style="none" style:text-line-through-type="none" style:font-name="sans-serif" fo:font-size="12pt" style:text-underline-style="none" officeooo:rsid="0010fb2d" officeooo:paragraph-rsid="0010fb2d"/>
    </style:style>
    <style:style style:name="P12" style:family="paragraph" style:parent-style-name="Standard">
      <style:text-properties style:text-line-through-style="none" style:text-line-through-type="none" style:font-name="sans-serif" fo:font-size="12pt" style:text-underline-style="none" officeooo:rsid="0010fb2d" officeooo:paragraph-rsid="0010fb2d" style:font-size-asian="12pt" style:font-size-complex="12pt"/>
    </style:style>
    <style:style style:name="P13" style:family="paragraph" style:parent-style-name="Standard">
      <style:text-properties style:text-line-through-style="none" style:text-line-through-type="none" style:font-name="sans-serif" fo:font-size="12pt" style:text-underline-style="none" officeooo:rsid="0010fb2d" officeooo:paragraph-rsid="0010fb2d" style:font-size-asian="10.5pt" style:font-size-complex="12pt"/>
    </style:style>
    <style:style style:name="P14" style:family="paragraph" style:parent-style-name="Standard">
      <style:text-properties style:text-line-through-style="none" style:text-line-through-type="none" style:font-name="sans-serif" fo:font-size="12pt" style:text-underline-style="none" officeooo:rsid="0010fb2d" officeooo:paragraph-rsid="0012f933" style:font-size-asian="10.5pt" style:font-size-complex="12pt"/>
    </style:style>
    <style:style style:name="P15" style:family="paragraph" style:parent-style-name="Standard">
      <style:text-properties style:text-line-through-style="none" style:text-line-through-type="none" style:font-name="sans-serif" fo:font-size="12pt" style:text-underline-style="none" officeooo:rsid="0012f933" officeooo:paragraph-rsid="0012f933" style:font-size-asian="10.5pt" style:font-size-complex="12pt"/>
    </style:style>
    <style:style style:name="P16" style:family="paragraph" style:parent-style-name="Standard">
      <style:text-properties style:text-line-through-style="none" style:text-line-through-type="none" style:font-name="sans-serif" fo:font-size="10.5pt" style:text-underline-style="none" officeooo:rsid="0010fb2d" officeooo:paragraph-rsid="0010fb2d"/>
    </style:style>
    <style:style style:name="P17" style:family="paragraph" style:parent-style-name="Standard">
      <style:text-properties style:text-line-through-style="none" style:text-line-through-type="none" style:font-name="sans-serif" fo:font-size="10.5pt" style:text-underline-style="none" officeooo:rsid="0010fb2d" officeooo:paragraph-rsid="0010fb2d" style:font-size-asian="12pt" style:font-size-complex="12pt"/>
    </style:style>
    <style:style style:name="P18" style:family="paragraph" style:parent-style-name="Standard">
      <style:text-properties style:text-line-through-style="none" style:text-line-through-type="none" style:font-name="sans-serif" fo:font-size="10.5pt" style:text-underline-style="none" officeooo:rsid="0012f933" officeooo:paragraph-rsid="0012f933" style:font-size-asian="10.5pt" style:font-size-complex="12pt"/>
    </style:style>
    <style:style style:name="P19" style:family="paragraph" style:parent-style-name="Standard">
      <style:text-properties style:text-line-through-style="none" style:text-line-through-type="none" style:font-name="sans-serif" fo:font-size="10.5pt" style:text-underline-style="none" officeooo:rsid="0013d889" officeooo:paragraph-rsid="0013d889" style:font-size-asian="10.5pt" style:font-size-complex="12pt"/>
    </style:style>
    <style:style style:name="P20" style:family="paragraph" style:parent-style-name="Standard">
      <style:text-properties style:text-line-through-style="none" style:text-line-through-type="none" style:font-name="sans-serif" fo:font-size="15pt" style:text-underline-style="none" officeooo:rsid="0010fb2d" officeooo:paragraph-rsid="0010fb2d"/>
    </style:style>
    <style:style style:name="P21" style:family="paragraph" style:parent-style-name="Standard">
      <style:text-properties style:text-line-through-style="none" style:text-line-through-type="none" style:font-name="sans-serif" fo:font-size="15pt" style:text-underline-style="none" officeooo:rsid="0010fb2d" officeooo:paragraph-rsid="0010fb2d" style:font-size-asian="12pt" style:font-size-complex="12pt"/>
    </style:style>
    <style:style style:name="P22" style:family="paragraph" style:parent-style-name="Standard">
      <style:text-properties style:text-line-through-style="none" style:text-line-through-type="none" style:font-name="sans-serif" fo:font-size="12.75pt" style:text-underline-style="none" officeooo:rsid="0010fb2d" officeooo:paragraph-rsid="0012f933" style:font-size-asian="10.5pt" style:font-size-complex="12pt"/>
    </style:style>
    <style:style style:name="P23" style:family="paragraph" style:parent-style-name="Standard">
      <style:text-properties style:text-line-through-style="none" style:text-line-through-type="none" style:font-name="sans-serif" fo:font-size="12.75pt" style:text-underline-style="none" officeooo:rsid="0012f933" officeooo:paragraph-rsid="0012f933" style:font-size-asian="10.5pt" style:font-size-complex="12pt"/>
    </style:style>
    <style:style style:name="P2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Helvetica Neue" fo:font-size="12pt" fo:letter-spacing="normal" fo:font-style="normal" fo:font-weight="normal"/>
    </style:style>
    <style:style style:name="P25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Helvetica Neue" fo:font-size="12pt" fo:letter-spacing="normal" fo:font-style="normal" fo:font-weight="normal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10fb2d"/>
    </style:style>
    <style:style style:name="T3" style:family="text">
      <style:text-properties style:font-name="sans-serif" fo:font-size="10.5pt" officeooo:rsid="0010fb2d"/>
    </style:style>
    <style:style style:name="T4" style:family="text">
      <style:text-properties style:font-name="sans-serif" fo:font-size="10.5pt" style:text-underline-style="none" officeooo:rsid="0012f933"/>
    </style:style>
    <style:style style:name="T5" style:family="text">
      <style:text-properties style:font-name="sans-serif" fo:font-size="12.75pt" officeooo:rsid="0010fb2d"/>
    </style:style>
    <style:style style:name="T6" style:family="text">
      <style:text-properties style:text-line-through-style="none" style:text-line-through-type="none" style:font-name="sans-serif" fo:font-size="12pt" style:text-underline-style="none" officeooo:rsid="0010fb2d"/>
    </style:style>
    <style:style style:name="T7" style:family="text">
      <style:text-properties style:text-line-through-style="none" style:text-line-through-type="none" style:font-name="sans-serif" fo:font-size="12pt" style:text-underline-style="none" officeooo:rsid="0010fb2d" style:font-size-asian="12pt" style:font-size-complex="12pt"/>
    </style:style>
    <style:style style:name="T8" style:family="text">
      <style:text-properties style:text-line-through-style="none" style:text-line-through-type="none" style:font-name="sans-serif" fo:font-size="12pt" style:text-underline-style="none" officeooo:rsid="0010fb2d" style:font-size-asian="10.5pt" style:font-size-complex="12pt"/>
    </style:style>
    <style:style style:name="T9" style:family="text">
      <style:text-properties style:text-line-through-style="none" style:text-line-through-type="none" style:font-name="sans-serif" fo:font-size="12pt" style:text-underline-style="none" officeooo:rsid="0012f933" style:font-size-asian="10.5pt" style:font-size-complex="12pt"/>
    </style:style>
    <style:style style:name="T10" style:family="text">
      <style:text-properties style:text-line-through-style="none" style:text-line-through-type="none" style:font-name="sans-serif" fo:font-size="12pt" officeooo:rsid="0010fb2d"/>
    </style:style>
    <style:style style:name="T11" style:family="text">
      <style:text-properties style:text-line-through-style="none" style:text-line-through-type="none" style:font-name="sans-serif" fo:font-size="10.5pt" style:text-underline-style="none"/>
    </style:style>
    <style:style style:name="T12" style:family="text">
      <style:text-properties style:text-line-through-style="none" style:text-line-through-type="none" style:font-name="sans-serif" fo:font-size="10.5pt" style:text-underline-style="none" officeooo:rsid="0010fb2d"/>
    </style:style>
    <style:style style:name="T13" style:family="text">
      <style:text-properties style:text-line-through-style="none" style:text-line-through-type="none" style:font-name="sans-serif" fo:font-size="10.5pt" style:text-underline-style="none" officeooo:rsid="0010fb2d" style:font-size-asian="12pt" style:font-size-complex="12pt"/>
    </style:style>
    <style:style style:name="T14" style:family="text">
      <style:text-properties style:text-line-through-style="none" style:text-line-through-type="none" style:font-name="sans-serif" fo:font-size="10.5pt" style:text-underline-style="none" officeooo:rsid="0010fb2d" style:font-size-asian="10.5pt" style:font-size-complex="12pt"/>
    </style:style>
    <style:style style:name="T15" style:family="text">
      <style:text-properties style:text-line-through-style="none" style:text-line-through-type="none" style:font-name="sans-serif" fo:font-size="10.5pt" style:text-underline-style="none" officeooo:rsid="0012f933" style:font-size-asian="10.5pt" style:font-size-complex="12pt"/>
    </style:style>
    <style:style style:name="T16" style:family="text">
      <style:text-properties style:text-line-through-style="none" style:text-line-through-type="none" style:font-name="sans-serif" fo:font-size="10.5pt" style:text-underline-style="none" officeooo:rsid="0012f933"/>
    </style:style>
    <style:style style:name="T17" style:family="text">
      <style:text-properties style:text-line-through-style="none" style:text-line-through-type="none" style:font-name="sans-serif" fo:font-size="15pt" style:text-underline-style="none" officeooo:rsid="0010fb2d"/>
    </style:style>
    <style:style style:name="T18" style:family="text">
      <style:text-properties style:text-line-through-style="none" style:text-line-through-type="none" style:font-name="sans-serif" fo:font-size="15pt" style:text-underline-style="none" officeooo:rsid="0010fb2d" style:font-size-asian="12pt" style:font-size-complex="12pt"/>
    </style:style>
    <style:style style:name="T19" style:family="text">
      <style:text-properties style:text-line-through-style="none" style:text-line-through-type="none" style:font-name="sans-serif" fo:font-size="12.75pt" style:text-underline-style="none" officeooo:rsid="0010fb2d" style:font-size-asian="12pt" style:font-size-complex="12pt"/>
    </style:style>
    <style:style style:name="T20" style:family="text">
      <style:text-properties style:text-line-through-style="none" style:text-line-through-type="none" style:font-name="sans-serif" fo:font-size="12.75pt" style:text-underline-style="none" officeooo:rsid="0010fb2d" style:font-size-asian="10.5pt" style:font-size-complex="12pt"/>
    </style:style>
    <style:style style:name="T21" style:family="text">
      <style:text-properties style:text-line-through-style="none" style:text-line-through-type="none" style:font-name="sans-serif" fo:font-size="12.75pt" style:text-underline-style="none" officeooo:rsid="0012f933" style:font-size-asian="10.5pt" style:font-size-complex="12pt"/>
    </style:style>
    <style:style style:name="T22" style:family="text">
      <style:text-properties style:text-line-through-style="none" style:text-line-through-type="none" style:font-name="sans-serif" fo:font-size="12.75pt" style:text-underline-style="none" officeooo:rsid="0012f933"/>
    </style:style>
    <style:style style:name="T23" style:family="text">
      <style:text-properties style:text-line-through-style="none" style:text-line-through-type="none" style:font-name="sans-serif" style:text-underline-style="none" officeooo:rsid="0012f933"/>
    </style:style>
    <style:style style:name="T24" style:family="text">
      <style:text-properties style:text-line-through-style="none" style:text-line-through-type="none" style:font-name="inherit" fo:font-size="9.75pt" style:text-underline-style="none" officeooo:rsid="0012f933"/>
    </style:style>
    <style:style style:name="T25" style:family="text">
      <style:text-properties style:font-name="inherit" fo:font-size="9.75pt"/>
    </style:style>
    <style:style style:name="T26" style:family="text">
      <style:text-properties officeooo:rsid="0015d537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tab/><text:tab/><text:tab/><text:tab/><text:tab/><text:span text:style-name="T26">Phillip Pascual</text:span></text:p>
      <text:p text:style-name="P7"><text:tab/><text:tab/><text:tab/><text:tab/><text:tab/><text:tab/><text:tab/><text:tab/><text:tab/><text:tab/><text:span text:style-name="T26">005869470</text:span></text:p>
      <text:p text:style-name="P7"><text:tab/><text:tab/><text:tab/><text:tab/><text:tab/><text:tab/><text:tab/><text:tab/><text:tab/><text:tab/><text:span text:style-name="T26">CSE 572</text:span></text:p>
      <text:p text:style-name="P7"><text:tab/><text:tab/><text:tab/><text:tab/><text:tab/><text:tab/><text:tab/><text:tab/><text:tab/><text:tab/><text:span text:style-name="T26">Spring 2019</text:span></text:p>
      <text:p text:style-name="P7"/>
      <text:p text:style-name="P10">Lab 1</text:p>
      <text:p text:style-name="P7"/>
      <text:p text:style-name="P7">1. Enter your network user id and password</text:p>
      <text:p text:style-name="P7"/>
      <text:p text:style-name="Standard"><text:span text:style-name="T1">-</text:span><text:span text:style-name="T2">Initial login and security procedure to log onto CSUSB network and access student file system.</text:span></text:p>
      <text:p text:style-name="P8"/>
      <text:p text:style-name="Standard"><text:span text:style-name="T3">2. Type</text:span><text:span text:style-name="T2"> </text:span><text:span text:style-name="T3">this</text:span><text:span text:style-name="T2"> </text:span><text:span text:style-name="T3">command </text:span><text:span text:style-name="T5">cp .bash_profile</text:span><text:span text:style-name="T2"> </text:span><text:span text:style-name="T5">bash_profile.bak</text:span></text:p>
      <text:p text:style-name="P8"/>
      <text:p text:style-name="P8">-Copies bash profile file into a backup file in case of problems copying and creating new bash profile file.</text:p>
      <text:p text:style-name="P8"/>
      <text:p text:style-name="P1"><text:span text:style-name="T3">3. Type the following exactly at the system</text:span><text:span text:style-name="T2"> </text:span><text:span text:style-name="T3">prompt</text:span></text:p>
      <text:p text:style-name="P1"><text:span text:style-name="T3"><text:tab/></text:span><text:span text:style-name="T5">cat ~000065181/CSE572S19/oracle_profile &gt;&gt; .bash_profile</text:span></text:p>
      <text:p text:style-name="P9"/>
      <text:p text:style-name="P2"><text:span text:style-name="T2">-</text:span><text:span text:style-name="T10">Concatenates data in</text:span><text:span text:style-name="T6"> oracle_profile file from Dr. Vu’s CSE 572 directory onto the end of student’s .bash_profile. <text:s/>This effectively replaces the .bash_profile currently in the home directory with this new file.</text:span></text:p>
      <text:p text:style-name="P11"/>
      <text:p text:style-name="P16">3a. Type the following exactly at the system prompt ( period space period before bash!)</text:p>
      <text:p text:style-name="P2"><text:span text:style-name="T12"><text:tab/></text:span><text:span text:style-name="T17">. .bash_profile</text:span></text:p>
      <text:p text:style-name="P20"/>
      <text:p text:style-name="P2"><text:span text:style-name="T17">-</text:span><text:span text:style-name="T7">. operator access current directory, typing .bash_profile executes file, which contains data copied over from Dr. Vu’s CSE 572 directory</text:span></text:p>
      <text:p text:style-name="P12"/>
      <text:p text:style-name="P2"><text:span text:style-name="T13">4. Create a CSE572 directory in your home directory by issuing the unix</text:span><text:span text:style-name="T7"> </text:span><text:span text:style-name="T13">below</text:span></text:p>
      <text:p text:style-name="P2"><text:span text:style-name="T13"><text:tab/></text:span><text:span text:style-name="T19">mkdir ~/CSE572</text:span></text:p>
      <text:p text:style-name="P12"/>
      <text:p text:style-name="P12">-Creates a new directory, CSE572, with home directory as its parent. <text:s/>~ operator represents home directory.</text:p>
      <text:p text:style-name="P12"/>
      <text:p text:style-name="P17">5. Go to directory CSE572 by doing cd ~/CSE572 and copy the following files from directory ~000065181/CSE572S19</text:p>
      <text:p text:style-name="P17"><text:tab/><text:tab/><text:tab/>login.sqlcatalogmask.sql catalog.sqlformat_dict.sql</text:p>
      <text:p text:style-name="P17"/>
      <text:p text:style-name="P2"><text:span text:style-name="T13">using the same names by issuing the following</text:span><text:span text:style-name="T7"> </text:span><text:span text:style-name="T13">command</text:span></text:p>
      <text:p text:style-name="P2"><text:span text:style-name="T13"><text:tab/></text:span><text:span text:style-name="T18">cp</text:span><text:span text:style-name="T7"> </text:span><text:span text:style-name="T18">~000065181/CSE572S19/login.sql<text:tab/>.<text:line-break/></text:span></text:p>
      <text:p text:style-name="P17">Repeat the above copy command for the rest of the files i.e. replace login.sql withcatalogmask.sql, catalog.sql and format_dict.sql</text:p>
      <text:p text:style-name="P21"/>
      <text:p text:style-name="P2"><text:soft-page-break/><text:span text:style-name="T18">-</text:span><text:span text:style-name="T8">cd ~/CSE572 access the CSE 572 directory. <text:s/>The cp command copies the appropriate file from Dr. Vu’s CSE 572 directory. <text:s/>The ‘.’ operator at the end of the command copies the file onto the currently occupied directory (/CSE572).</text:span></text:p>
      <text:p text:style-name="P13"/>
      <text:p text:style-name="P3"><text:span text:style-name="T14">6. Open a terminal window and issue the</text:span><text:span text:style-name="T8"> </text:span><text:span text:style-name="T14">following</text:span></text:p>
      <text:p text:style-name="P3"><text:span text:style-name="T14"><text:tab/></text:span><text:span text:style-name="T20">ssh-l username orafarm.cse.csusb.edu</text:span></text:p>
      <text:p text:style-name="P22"/>
      <text:p text:style-name="P3"><text:span text:style-name="T14">where username is your network userid It will prompt for</text:span><text:span text:style-name="T8"> </text:span><text:span text:style-name="T14">your</text:span><text:span text:style-name="T8"> </text:span><text:span text:style-name="T14">password. <text:s/>Enter your network</text:span><text:span text:style-name="T8"> </text:span><text:span text:style-name="T14">password</text:span><text:span text:style-name="T8">.</text:span></text:p>
      <text:p text:style-name="P14"/>
      <text:p text:style-name="P3"><text:span text:style-name="T8">-</text:span><text:span text:style-name="T9">Opens a secure shell connection to orafarm server. <text:s/>-l flag signifies that login name will be used.</text:span></text:p>
      <text:p text:style-name="P15"/>
      <text:p text:style-name="P18">8. Make sure that you are in your CSE572 directory</text:p>
      <text:p text:style-name="P15"/>
      <text:p text:style-name="P15">-Type cd ~/CSE572 to move into CSE 572 directory</text:p>
      <text:p text:style-name="P15"/>
      <text:p text:style-name="P3"><text:span text:style-name="T9">9</text:span><text:span text:style-name="T15">. At the system prompt – type</text:span></text:p>
      <text:p text:style-name="P3"><text:span text:style-name="T15"><text:tab/></text:span><text:span text:style-name="T21">sqlplus</text:span></text:p>
      <text:p text:style-name="P23"/>
      <text:p text:style-name="P15">-Opens the SQL *Plus batch query tool installed with every Oracle Database installation.</text:p>
      <text:p text:style-name="P15"/>
      <text:p text:style-name="P4"><text:span text:style-name="T16">10.You will see prompts for username and password for ORACLE. At this time, please </text:span><text:span text:style-name="T22">hold CTRL key and C together </text:span><text:span text:style-name="T16">and hit return</text:span><text:span text:style-name="T23"> </text:span><text:span text:style-name="T16">key. </text:span></text:p>
      <text:p text:style-name="P18"/>
      <text:p text:style-name="P4"><text:span text:style-name="T4">-</text:span><text:span text:style-name="T16">CTRL + C initiates the SIGINT command in Linux. <text:s/>It kill the current process running. <text:s/>Return moves the terminal to the next input.</text:span></text:p>
      <text:p text:style-name="P18"/>
      <text:p text:style-name="P4"><text:span text:style-name="T22">11.</text:span><text:span text:style-name="T16">Log off from orafarm type<text:tab/></text:span><text:span text:style-name="T22">exit</text:span></text:p>
      <text:p text:style-name="P18"/>
      <text:p text:style-name="P18">-Logs off the oracle database system and returns to local terminal.</text:p>
      <text:p text:style-name="P6"><text:span text:style-name="T24">What are the meaning and values of the following environment variables ?</text:span><text:span text:style-name="T16"> </text:span></text:p>
      <text:list xml:id="list1819053220" text:style-name="L1">
        <text:list-item>
          <text:p text:style-name="P24"><text:span text:style-name="T25">ORACLE_HOME</text:span> </text:p>
        </text:list-item>
        <text:list-item>
          <text:p text:style-name="P24"><text:span text:style-name="T25">ORACLE_BASE</text:span> </text:p>
        </text:list-item>
        <text:list-item>
          <text:p text:style-name="P24"><text:span text:style-name="T25">ORACLE_SID</text:span> </text:p>
        </text:list-item>
        <text:list-item>
          <text:p text:style-name="P25"><text:span text:style-name="T25">What is Oracle Database software release?</text:span> </text:p>
        </text:list-item>
      </text:list>
      <text:p text:style-name="P5"><text:span text:style-name="T16">O</text:span><text:span text:style-name="T11">RACLE_HOME is the directory where the Oracle software is installed, or an environment variable pointing to the directory where the Oracle software is installed.</text:span></text:p>
      <text:p text:style-name="P19"/>
      <text:p text:style-name="P19">ORACLE_BASE is an environment variable used as the base directory for an Oracle installation.</text:p>
      <text:p text:style-name="P19"/>
      <text:p text:style-name="P19">ORACLE_SID is the Oracle System ID, used to uniquely identify a particular database on a system. <text:s/>No two databases on a computer system can have the same SID.</text:p>
      <text:p text:style-name="P19"/>
      <text:p text:style-name="P19">The current Oracle Database software release is 18c, released February 201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9:52:05.090689028</meta:creation-date>
    <dc:date>2019-04-04T19:51:19.783611629</dc:date>
    <meta:editing-duration>PT14M20S</meta:editing-duration>
    <meta:editing-cycles>3</meta:editing-cycles>
    <meta:generator>LibreOffice/6.0.7.3.0$Linux_X86_64 LibreOffice_project/00$Build-3</meta:generator>
    <meta:document-statistic meta:table-count="0" meta:image-count="0" meta:object-count="0" meta:page-count="3" meta:paragraph-count="46" meta:word-count="508" meta:character-count="3274" meta:non-whitespace-character-count="2750"/>
  </office:meta>
</office:document-meta>
</file>